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DCAE7C50BDA7B2A3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outline1">
      <style:graphic-properties draw:textarea-vertical-align="middle"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subtitle">
      <style:graphic-properties draw:fill-color="#ffffff" fo:min-height="18.3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/>
    </style:style>
    <style:style style:name="P3" style:family="paragraph">
      <loext:graphic-properties draw:fill-color="#ffffff"/>
    </style:style>
    <style:style style:name="P4" style:family="paragraph">
      <style:text-properties style:font-name="Droid Sans"/>
    </style:style>
    <style:style style:name="P5" style:family="paragraph">
      <loext:graphic-properties draw:fill-color="#ffffff"/>
      <style:text-properties fo:color="#0000ff" style:font-name="Droid Sans" fo:font-weight="bold" style:font-weight-asian="bold" style:font-weight-complex="bold"/>
    </style:style>
    <style:style style:name="T1" style:family="text">
      <style:text-properties style:font-name="Droid Sans" fo:font-size="48pt" style:font-size-asian="44pt" style:font-size-complex="48pt"/>
    </style:style>
    <style:style style:name="T2" style:family="text">
      <style:text-properties style:font-name="Droid Sans" fo:font-size="28pt" style:font-size-asian="26pt" style:font-size-complex="28pt"/>
    </style:style>
    <style:style style:name="T3" style:family="text">
      <style:text-properties style:font-name="Droid Sans"/>
    </style:style>
    <style:style style:name="T4" style:family="text">
      <style:text-properties fo:color="#0000ff" style:font-name="Droid Sans" fo:font-size="40pt" fo:font-weight="bold" style:font-size-asian="36pt" style:font-weight-asian="bold" style:font-size-complex="40pt" style:font-weight-complex="bold"/>
    </style:style>
    <style:style style:name="T5" style:family="text">
      <style:text-properties fo:color="#0000ff" style:font-name="Droid Sans" fo:font-weight="bold" style:font-weight-asian="bold" style:font-weight-complex="bold"/>
    </style:style>
    <style:style style:name="T6" style:family="text">
      <style:text-properties fo:color="#0000ff" style:font-name="Droid Sans" fo:font-size="16pt" fo:font-weight="bold" style:font-size-asian="15pt" style:font-weight-asian="bold" style:font-size-complex="16pt" style:font-weight-complex="bold"/>
    </style:style>
    <style:style style:name="T7" style:family="text">
      <style:text-properties fo:color="#0000ff" style:font-name="Droid Sans" fo:font-size="26pt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 CZ - OpenAlt 2017</presentation:footer-decl>
      <draw:page draw:name="page1" draw:style-name="dp1" draw:master-page-name="Midnightblue" presentation:presentation-page-layout-name="AL1T1" presentation:use-footer-name="ftr1">
        <draw:frame presentation:style-name="pr1" draw:text-style-name="P2" draw:layer="layout" svg:width="26cm" svg:height="18.7cm" svg:x="1cm" svg:y="0.8cm" presentation:class="outline" presentation:user-transformed="true">
          <draw:text-box>
            <text:list text:style-name="L1">
              <text:list-header>
                <text:p text:style-name="P1"><text:span text:style-name="T1">Aktualizace schématu pro turisticke trasy</text:span></text:p>
                <text:p text:style-name="P1"><text:span text:style-name="T2">(plán odstranění tagu kct_barva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>
        <draw:frame presentation:style-name="pr3" draw:text-style-name="P4" draw:layer="layout" svg:width="21.8cm" svg:height="2.663cm" svg:x="1cm" svg:y="0.837cm" presentation:class="title">
          <draw:text-box>
            <text:p><text:span text:style-name="T3">Agenda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1">
              <text:list-item>
                <text:p>Historie</text:p>
              </text:list-item>
              <text:list-item>
                <text:p>Současnost</text:p>
              </text:list-item>
              <text:list-item>
                <text:p>Budoucnost?</text:p>
              </text:list-item>
              <text:list-item>
                <text:p>TODO, Disk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footer-name="ftr1">
        <draw:frame presentation:style-name="pr3" draw:layer="layout" svg:width="21.8cm" svg:height="2.663cm" svg:x="1cm" svg:y="0.837cm" presentation:class="title" presentation:user-transformed="true">
          <draw:text-box>
            <text:p>Histori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1">
              <text:list-item>
                <text:p>V ČR <text:s/>je pěší turistika velmi populární</text:p>
              </text:list-item>
              <text:list-item>
                <text:p>Již od počátku byla snaha mapovat turistické trasy</text:p>
              </text:list-item>
              <text:list-item>
                <text:p>Problém – na jedné cestě může být více barev</text:p>
              </text:list-item>
              <text:list-item>
                <text:p>Relace ještě neexistovaly</text:p>
              </text:list-item>
              <text:list-item>
                <text:p>Vznikl tak kct_&lt;barva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presentation:use-footer-name="ftr1">
        <draw:frame presentation:style-name="pr3" draw:layer="layout" svg:width="21.8cm" svg:height="2.663cm" svg:x="1cm" svg:y="0.837cm" presentation:class="title" presentation:user-transformed="true">
          <draw:text-box>
            <text:p>Tag kct_&lt;barva&gt;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1">
              <text:list-item>
                <text:p>kct_red=*, kct_blue=*, kct_yellow=*, kct_none=*, 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32" presentation:use-footer-name="ftr1">
        <draw:frame presentation:style-name="pr6" draw:text-style-name="P5" draw:layer="layout" svg:width="26.2cm" svg:height="18.363cm" svg:x="1cm" svg:y="0.837cm" presentation:class="subtitle" presentation:user-transformed="true">
          <draw:text-box>
            <text:p><text:span text:style-name="T4">Děkuji za pozornost</text:span></text:p>
            <text:p><text:span text:style-name="T5"/></text:p>
            <text:p><text:span text:style-name="T5">Marián Kyral</text:span></text:p>
            <text:p><text:span text:style-name="T5"/></text:p>
            <text:p><text:span text:style-name="T6"/></text:p>
            <text:p><text:span text:style-name="T7"><text:a xlink:href="mailto:mkyral@email.cz" xlink:type="simple">mkyral@email.cz</text:a></text:span><text:span text:style-name="T7"><text:s/></text:span></text:p>
            <text:p><text:span text:style-name="T7"><text:s/></text:span><text:span text:style-name="T7"><text:a xlink:href="https://www.openstreetmap.org/user/Marián%20Kyral" xlink:type="simple">osm.org/user/Marián Kyral</text:a>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00ff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ff" style:font-name="Droid Sans" fo:font-family="'Droid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ff" style:font-name="Droid Sans" fo:font-family="'Droid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4586" style:text-outline="false" style:text-line-through-style="none" style:text-line-through-type="none" style:font-name="Droid Sans" fo:font-family="'Droid Sans'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.4cm" fo:margin-bottom="0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.3cm" fo:margin-bottom="0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.2cm" fo:margin-bottom="0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.1cm" fo:margin-bottom="0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.1cm" fo:margin-bottom="0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.1cm" fo:margin-bottom="0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.1cm" fo:margin-bottom="0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.1cm" fo:margin-bottom="0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ffffff" draw:textarea-vertical-align="middle" draw:auto-grow-height="false" fo:min-height="4.5cm" fo:min-width="28cm"/>
    </style:style>
    <style:style style:name="Mpr7" style:family="presentation" style:parent-style-name="Midnightblue-title">
      <style:graphic-properties draw:auto-grow-height="false" fo:min-height="3.507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ýchozí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Výchozí_20_1-backgroundobjects">
      <style:graphic-properties draw:stroke="none" draw:fill="none" draw:fill-color="#ffffff" draw:auto-grow-height="false" fo:min-height="13.365cm"/>
    </style:style>
    <style:style style:name="Mpr14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6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MT3" style:family="text">
      <style:text-properties style:font-name="Droid Sans"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Droid Sans"/>
    </style:style>
    <style:style style:name="MT5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2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4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1.8cm" svg:height="2.663cm" svg:x="1cm" svg:y="0.837cm" presentation:class="title">
        <draw:text-box>
          <text:p>Klikněte pro úpravu formátu textu nadpisu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0" draw:layer="backgroundobjects" svg:width="9cm" svg:height="1cm" svg:x="9.5cm" svg:y="20cm" presentation:class="footer">
        <draw:text-box>
          <text:p text:style-name="MP11"><text:span text:style-name="MT3"><presentation:footer/></text:span></text:p>
        </draw:text-box>
      </draw:frame>
      <draw:custom-shape presentation:style-name="Mpr9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2cm" svg:x="25.5cm" svg:y="18.9cm" presentation:class="page-number">
        <draw:text-box>
          <text:p text:style-name="MP11"><text:span text:style-name="MT4"><text:page-number>&lt;číslo&gt;</text:page-number></text:span></text:p>
        </draw:text-box>
      </draw:frame>
      <draw:frame draw:style-name="Mgr4" draw:text-style-name="MP13" draw:layer="backgroundobjects" svg:width="5.079cm" svg:height="5.079cm" svg:x="22.6cm" svg:y="0.837cm">
        <draw:image xlink:href="Pictures/10000201000000DC000000DCAE7C50BDA7B2A34E.png" xlink:type="simple" xlink:show="embed" xlink:actuate="onLoad">
          <text:p/>
        </draw:image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presentation:style-name="Výchozí_20_1-title" draw:layer="backgroundobjects" svg:width="25.199cm" svg:height="3.506cm" svg:x="1.4cm" svg:y="0.837cm" presentation:class="title" presentation:placeholder="true">
        <draw:text-box/>
      </draw:frame>
      <draw:frame presentation:style-name="Výchozí_20_1-outline1" draw:layer="backgroundobjects" svg:width="25.199cm" svg:height="12.179cm" svg:x="1.4cm" svg:y="4.914cm" presentation:class="outline" presentation:placeholder="true">
        <draw:text-box/>
      </draw:frame>
      <draw:frame presentation:style-name="Mpr12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_20_1-title" draw:layer="backgroundobjects" svg:width="14.848cm" svg:height="11.136cm" svg:x="3.075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án Kyral</meta:initial-creator>
    <meta:creation-date>2017-10-17T06:40:06.735026989</meta:creation-date>
    <dc:date>2017-10-17T08:16:09.591069258</dc:date>
    <dc:creator>Marián Kyral</dc:creator>
    <meta:editing-duration>PT47M28S</meta:editing-duration>
    <meta:editing-cycles>13</meta:editing-cycles>
    <meta:generator>LibreOffice/5.4.2.2.0$Linux_X86_64 LibreOffice_project/40m0$Build-2</meta:generator>
    <meta:document-statistic meta:object-count="65"/>
  </office:meta>
</office:document-meta>
</file>